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229.21pt"/>
    </style:style>
    <style:style style:name="co5" style:family="table-column">
      <style:table-column-properties fo:break-before="auto" style:column-width="180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99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ffff00"/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>
            <text:p>best_previous_i.e. v2</text:p>
          </table:table-cell>
          <table:table-cell/>
          <table:table-cell table:style-name="ce9" office:value-type="string" calcext:value-type="string">
            <text:p>(add CV, <text:s/>correct bidirectional proble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er</text:p>
          </table:table-cell>
          <table:table-cell table:style-name="ce3"/>
          <table:table-cell/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3" table:style-name="ce3" office:value-type="string" calcext:value-type="string">
            <text:p>w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freeze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hidden_siz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num_layer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stm_dropput_p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stm_input_dropout</text:p>
          </table:table-cell>
          <table:table-cell table:number-columns-repeated="3" table:style-name="ce7" office:value-type="float" office:value="0.6" calcext:value-type="float">
            <text:p>0.6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linear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inear_hid_drop_p</text:p>
          </table:table-cell>
          <table:table-cell table:style-name="Default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style-name="ce6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office:value-type="float" office:value="150" calcext:value-type="float">
            <text:p>150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office:value-type="float" office:value="512" calcext:value-type="float">
            <text:p>512</text:p>
          </table:table-cell>
          <table:table-cell table:style-name="ce6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train_loss</text:p>
          </table:table-cell>
          <table:table-cell table:style-name="Default" office:value-type="float" office:value="0.1821" calcext:value-type="float">
            <text:p>0.1821</text:p>
          </table:table-cell>
          <table:table-cell office:value-type="float" office:value="0.054" calcext:value-type="float">
            <text:p>0.05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</text:p>
          </table:table-cell>
          <table:table-cell table:style-name="Default" office:value-type="float" office:value="0.2169" calcext:value-type="float">
            <text:p>0.2169</text:p>
          </table:table-cell>
          <table:table-cell office:value-type="float" office:value="0.2134" calcext:value-type="float">
            <text:p>0.2134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online</text:p>
          </table:table-cell>
          <table:table-cell table:style-name="Default" office:value-type="float" office:value="0.242838" calcext:value-type="float">
            <text:p>0.242838</text:p>
          </table:table-cell>
          <table:table-cell office:value-type="float" office:value="0.244458" calcext:value-type="float">
            <text:p>0.244458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0:22:10.821553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31:46.147114342</meta:creation-date>
    <dc:date>2018-06-26T01:01:44.649943834</dc:date>
    <meta:editing-duration>PT2H3M17S</meta:editing-duration>
    <meta:editing-cycles>10</meta:editing-cycles>
    <meta:generator>LibreOffice/5.1.6.2$Linux_X86_64 LibreOffice_project/10m0$Build-2</meta:generator>
    <meta:document-statistic meta:table-count="1" meta:cell-count="65" meta:object-count="0"/>
  </office:meta>
</office:document-meta>
</file>